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0" table:default-cell-style-name="Default"/>
        <table:table-column table:style-name="co1" table:default-cell-style-name="Default"/>
        <table:table-column table:style-name="co2" table:number-columns-repeated="16358" table:default-cell-style-name="Default"/>
        <table:table-row table:style-name="ro1">
          <table:table-cell table:style-name="ce1" office:value-type="time" office:time-value="PT00H01M49S" calcext:value-type="time">
            <text:p>00:01:4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3S" calcext:value-type="time">
            <text:p>00:00:13</text:p>
          </table:table-cell>
          <table:table-cell table:style-name="ce3" table:number-columns-repeated="20"/>
          <table:table-cell table:number-columns-repeated="1635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7S" calcext:value-type="time">
            <text:p>00:01:4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2S" calcext:value-type="time">
            <text:p>00:00:1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4S" calcext:value-type="time">
            <text:p>00:01:44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7S" calcext:value-type="time">
            <text:p>00:00:1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5S" calcext:value-type="time">
            <text:p>00:01:4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5S" calcext:value-type="time">
            <text:p>00:00:1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5S" calcext:value-type="time">
            <text:p>00:01:4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5S" calcext:value-type="time">
            <text:p>00:00:1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5S" calcext:value-type="time">
            <text:p>00:01:4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3S" calcext:value-type="time">
            <text:p>00:00:1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9S" calcext:value-type="time">
            <text:p>00:01:4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1S" calcext:value-type="time">
            <text:p>00:00:11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8S" calcext:value-type="time">
            <text:p>00:01:4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2S" calcext:value-type="time">
            <text:p>00:00:1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8S" calcext:value-type="time">
            <text:p>00:01:4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3S" calcext:value-type="time">
            <text:p>00:00:1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7S" calcext:value-type="time">
            <text:p>00:01:4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1S" calcext:value-type="time">
            <text:p>00:00:11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8S" calcext:value-type="time">
            <text:p>00:01:4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2S" calcext:value-type="time">
            <text:p>00:00:1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9S" calcext:value-type="time">
            <text:p>00:01:4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5S" calcext:value-type="time">
            <text:p>00:00:1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5S" calcext:value-type="time">
            <text:p>00:01:4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6S" calcext:value-type="time">
            <text:p>00:00:1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4S" calcext:value-type="time">
            <text:p>00:01:44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4S" calcext:value-type="time">
            <text:p>00:00:14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5S" calcext:value-type="time">
            <text:p>00:01:4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5S" calcext:value-type="time">
            <text:p>00:00:1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4S" calcext:value-type="time">
            <text:p>00:01:44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08S" calcext:value-type="time">
            <text:p>00:00:0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3S" calcext:value-type="time">
            <text:p>00:01:4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1S" calcext:value-type="time">
            <text:p>00:00:21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4S" calcext:value-type="time">
            <text:p>00:01:44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3S" calcext:value-type="time">
            <text:p>00:00:1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7S" calcext:value-type="time">
            <text:p>00:01:3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6S" calcext:value-type="time">
            <text:p>00:00:2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5S" calcext:value-type="time">
            <text:p>00:01:3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3S" calcext:value-type="time">
            <text:p>00:00:2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6S" calcext:value-type="time">
            <text:p>00:01:3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7S" calcext:value-type="time">
            <text:p>00:00:2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6S" calcext:value-type="time">
            <text:p>00:01:3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5S" calcext:value-type="time">
            <text:p>00:00:2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05S" calcext:value-type="time">
            <text:p>00:00:0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5S" calcext:value-type="time">
            <text:p>00:01:3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9S" calcext:value-type="time">
            <text:p>00:00:1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4S" calcext:value-type="time">
            <text:p>00:01:34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6S" calcext:value-type="time">
            <text:p>00:00:2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5S" calcext:value-type="time">
            <text:p>00:01:3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5S" calcext:value-type="time">
            <text:p>00:00:2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6S" calcext:value-type="time">
            <text:p>00:01:3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3S" calcext:value-type="time">
            <text:p>00:00:2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5S" calcext:value-type="time">
            <text:p>00:01:3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6S" calcext:value-type="time">
            <text:p>00:00:2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3S" calcext:value-type="time">
            <text:p>00:01:3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7S" calcext:value-type="time">
            <text:p>00:00:2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9S" calcext:value-type="time">
            <text:p>00:00:1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0S" calcext:value-type="time">
            <text:p>00:00:20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6S" calcext:value-type="time">
            <text:p>00:00:1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5S" calcext:value-type="time">
            <text:p>00:01:4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6S" calcext:value-type="time">
            <text:p>00:00:1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7S" calcext:value-type="time">
            <text:p>00:00:1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3S" calcext:value-type="time">
            <text:p>00:01:4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8S" calcext:value-type="time">
            <text:p>00:00:1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8S" calcext:value-type="time">
            <text:p>00:00:1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1S" calcext:value-type="time">
            <text:p>00:01:41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9S" calcext:value-type="time">
            <text:p>00:00:1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4S" calcext:value-type="time">
            <text:p>00:01:44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6S" calcext:value-type="time">
            <text:p>00:00:1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3S" calcext:value-type="time">
            <text:p>00:01:4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6S" calcext:value-type="time">
            <text:p>00:00:1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5S" calcext:value-type="time">
            <text:p>00:01:4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9S" calcext:value-type="time">
            <text:p>00:00:1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55S" calcext:value-type="time">
            <text:p>00:01:5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02S" calcext:value-type="time">
            <text:p>00:00:0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0S" calcext:value-type="time">
            <text:p>00:00:20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9S" calcext:value-type="time">
            <text:p>00:01:3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0S" calcext:value-type="time">
            <text:p>00:00:20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7S" calcext:value-type="time">
            <text:p>00:00:1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3S" calcext:value-type="time">
            <text:p>00:01:4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9S" calcext:value-type="time">
            <text:p>00:00:1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3S" calcext:value-type="time">
            <text:p>00:01:4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7S" calcext:value-type="time">
            <text:p>00:00:1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8S" calcext:value-type="time">
            <text:p>00:00:1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7S" calcext:value-type="time">
            <text:p>00:00:1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0S" calcext:value-type="time">
            <text:p>00:01:40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8S" calcext:value-type="time">
            <text:p>00:00:1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1S" calcext:value-type="time">
            <text:p>00:01:41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5S" calcext:value-type="time">
            <text:p>00:00:2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5S" calcext:value-type="time">
            <text:p>00:00:15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0S" calcext:value-type="time">
            <text:p>00:01:40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21S" calcext:value-type="time">
            <text:p>00:01:21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0S" calcext:value-type="time">
            <text:p>00:01:40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4S" calcext:value-type="time">
            <text:p>00:00:24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6S" calcext:value-type="time">
            <text:p>00:01:36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8S" calcext:value-type="time">
            <text:p>00:00:18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9S" calcext:value-type="time">
            <text:p>00:01:3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9S" calcext:value-type="time">
            <text:p>00:00:1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1S" calcext:value-type="time">
            <text:p>00:01:41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2S" calcext:value-type="time">
            <text:p>00:00:2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0S" calcext:value-type="time">
            <text:p>00:01:40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20S" calcext:value-type="time">
            <text:p>00:00:20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7S" calcext:value-type="time">
            <text:p>00:00:17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3S" calcext:value-type="time">
            <text:p>00:01:43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19S" calcext:value-type="time">
            <text:p>00:00:1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39S" calcext:value-type="time">
            <text:p>00:01:39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01S" calcext:value-type="time">
            <text:p>00:00:01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02S" calcext:value-type="time">
            <text:p>00:00:0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1M42S" calcext:value-type="time">
            <text:p>00:01:42</text:p>
          </table:table-cell>
          <table:table-cell table:number-columns-repeated="16379"/>
        </table:table-row>
        <table:table-row table:style-name="ro2">
          <table:table-cell table:number-columns-repeated="16380"/>
        </table:table-row>
        <table:table-row table:style-name="ro1">
          <table:table-cell table:style-name="ce1" office:value-type="time" office:time-value="PT00H00M00S" calcext:value-type="time">
            <text:p>00:00:00</text:p>
          </table:table-cell>
          <table:table-cell table:number-columns-repeated="16379"/>
        </table:table-row>
        <table:table-row table:style-name="ro2" table:number-rows-repeated="1048332">
          <table:table-cell table:number-columns-repeated="16380"/>
        </table:table-row>
        <table:table-row table:style-name="ro2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7-01T14:29:26</meta:creation-date>
    <dc:date>2024-07-01T17:04:31.612638084</dc:date>
    <meta:generator>LibreOffice/7.4.7.2$Linux_X86_64 LibreOffice_project/40$Build-2</meta:generator>
    <meta:editing-duration>PT5H34M31S</meta:editing-duration>
    <meta:editing-cycles>4</meta:editing-cycles>
    <meta:document-statistic meta:table-count="1" meta:cell-count="122" meta:object-count="0"/>
    <meta:user-defined meta:name="AppVersion">3.0</meta:user-defined>
  </office:meta>
</office:document-meta>
</file>